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2dc8fc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4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5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size-asian="14pt" style:font-size-complex="14pt"/>
    </style:style>
    <style:style style:name="P6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9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Times New Roman" fo:font-size="13pt" fo:font-weight="bold" officeooo:rsid="002dc8fc" officeooo:paragraph-rsid="002dc8fc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Times New Roman" fo:font-size="12pt" fo:font-weight="normal" officeooo:rsid="002dc8fc" officeooo:paragraph-rsid="002dc8fc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2dc8fc" officeooo:paragraph-rsid="002dc8f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bold" officeooo:rsid="002dc8fc" officeooo:paragraph-rsid="002dc8fc" style:font-size-asian="13pt" style:font-weight-asian="bold" style:font-size-complex="13pt" style:font-weight-complex="bold"/>
    </style:style>
    <style:style style:name="P14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bold" officeooo:rsid="002f871f" officeooo:paragraph-rsid="002f871f" style:font-size-asian="13pt" style:font-weight-asian="bold" style:font-size-complex="13pt" style:font-weight-complex="bold"/>
    </style:style>
    <style:style style:name="P15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2dc8fc" officeooo:paragraph-rsid="002dc8fc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2dde1a" officeooo:paragraph-rsid="002dde1a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10996" officeooo:paragraph-rsid="00310996" style:font-size-asian="13pt" style:font-weight-asian="normal" style:font-size-complex="13pt" style:font-weight-complex="normal"/>
    </style:style>
    <style:style style:name="P18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T1" style:family="text">
      <style:text-properties officeooo:rsid="0002ea19"/>
    </style:style>
    <style:style style:name="T2" style:family="text">
      <style:text-properties officeooo:rsid="00071a1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dc8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<text:span text:style-name="T4">4</text:span></text:p>
      <text:p text:style-name="P1">по курсу «<text:span text:style-name="T2">Операционные системы</text:span>»</text:p>
      <text:p text:style-name="P2">на тему: «<text:span text:style-name="T3">Изучение базовых примитивов подсистемы коммуникации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Выполнил<text:span text:style-name="T2">и</text:span> студент<text:span text:style-name="T2">ы</text:span></text:p>
            <text:p text:style-name="P6">группы 421702:</text:p>
          </table:table-cell>
          <table:table-cell table:style-name="Таблица1.A1" office:value-type="string">
            <text:p text:style-name="P7">Бруцкий Д.С.</text:p>
            <text:p text:style-name="P8">Минкин Р. В.</text:p>
          </table:table-cell>
        </table:table-row>
        <table:table-row>
          <table:table-cell table:style-name="Таблица1.A1" office:value-type="string">
            <text:p text:style-name="P6">Проверил:</text:p>
          </table:table-cell>
          <table:table-cell table:style-name="Таблица1.A1" office:value-type="string">
            <text:p text:style-name="P5">Колб Д.Г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Цель:</text:p>
      <text:p text:style-name="P11">Написать сервер который будет использовать серверный TCP-сокет для установления соединения с клиентов, отражать сообщение клиента обратно. Также сервер должен писать лог и реагировать на сигнал INT по которому должен записывать лог в файл.</text:p>
      <text:p text:style-name="P10">Описание решения:</text:p>
      <text:p text:style-name="P12">Сервер однопоточный, использует неблокирующие сокеты. Для оповещения о появившемся сообщении на входе сокета используется системный вызов pselect().</text:p>
      <text:p text:style-name="P13">Обоснование:</text:p>
      <text:p text:style-name="P15">Используется однопоточный сервер для минимизации затрат на создание и синхронизацию нитей.</text:p>
      <text:p text:style-name="P15">pselect() вызывается с таймаутом в секунду, так как необходимы ежесекундные сообщения о работе сервера, а в программе единственная нить, которая блокируется до появления сообщения на сокетах.</text:p>
      <text:p text:style-name="P16">pselect() также вызывается с маской блокирующей SIGINT для избежания гонок.</text:p>
      <text:p text:style-name="P16"/>
      <text:p text:style-name="P14">Вывод:</text:p>
      <text:p text:style-name="P17">В данной работе мы познакомились с TCP-сокетами. А также реализовали алгоритм обработки множества неблокирующих сокет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06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9T12:14:19.688211986</dc:date>
    <meta:editing-duration>PT4H43M46S</meta:editing-duration>
    <meta:editing-cycles>30</meta:editing-cycles>
    <meta:document-statistic meta:table-count="1" meta:image-count="0" meta:object-count="0" meta:page-count="2" meta:paragraph-count="25" meta:word-count="160" meta:character-count="1261" meta:non-whitespace-character-count="1121"/>
  </office:meta>
</office:document-meta>
</file>